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Standard">
      <style:paragraph-properties fo:margin-top="0in" fo:margin-bottom="0.1965in"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18"/>
    <style:style style:name="P11" style:family="paragraph" style:parent-style-name="Text_20_body" style:list-style-name="L19"/>
    <style:style style:name="P12" style:family="paragraph" style:parent-style-name="Text_20_body" style:list-style-name="L20"/>
    <style:style style:name="P13" style:family="paragraph" style:parent-style-name="Text_20_body" style:list-style-name="L21"/>
    <style:style style:name="P14" style:family="paragraph" style:parent-style-name="Text_20_body" style:list-style-name="L22"/>
    <style:style style:name="P15" style:family="paragraph" style:parent-style-name="Text_20_body" style:list-style-name="L23"/>
    <style:style style:name="P16" style:family="paragraph" style:parent-style-name="Text_20_body" style:list-style-name="L24"/>
    <style:style style:name="P17" style:family="paragraph" style:parent-style-name="Text_20_body" style:list-style-name="L25"/>
    <style:style style:name="P18" style:family="paragraph" style:parent-style-name="Text_20_body" style:list-style-name="L26"/>
    <style:style style:name="P19" style:family="paragraph" style:parent-style-name="Text_20_body" style:list-style-name="L27"/>
    <style:style style:name="P20" style:family="paragraph" style:parent-style-name="Preformatted_20_Text">
      <style:paragraph-properties style:writing-mode="lr-tb"/>
    </style:style>
    <style:style style:name="P21" style:family="paragraph" style:parent-style-name="Preformatted_20_Text">
      <style:paragraph-properties fo:margin-top="0in" fo:margin-bottom="0.1965in" style:writing-mode="lr-t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confronted with a new and complex information system, users build mental models. They use these models to assess relations among topics and to guess where to find things they haven’t seen before. The success of the organization of your web site will be determined largely by how well your site’s information architecture matches your users’ expectations. A logical, consistently named site organization allows users to make successful predictions about where to find things. Consistent methods of organizing and displaying information permit users to extend their knowledge from familiar pages to unfamiliar ones. If you mislead users with a structure that is neither logical nor predictable, or constantly uses different or ambiguous terms to describe site features, users will be frustrated by the difficulties of getting around and understanding what you have to offer. You don’t want your user’s mental model of your web site to look like figure 3.1. Figure 3.1 — Don’t make a confusing web of links. Designers aren’t the only ones who make models of sites. Users try to imagine the site structure as well, and a successful information architecture will help the user build a firm and predictable mental model of your site. The browse functionality of your site Once you have created your site in outline form, analyze its ability to support browsing by testing it interactively, both within the site development team and with small groups of real users. Efficient web site design is largely a matter of balancing the relation of major menu or home pages with individual content pages. The goal is to build a hierarchy of menus and content pages that feels natural to users and doesn’t mislead them or interfere with their use of the site. Web sites with too shallow an information hierarchy depend on massive menu pages that can degenerate into a confusing laundry list of unrelated information. Menu schemes can also be too deep, burying information beneath too many layers of menus. Having to navigate through layers of nested menus before reaching real content is frustrating (fig. 3.2). Figure 3.2 — Examples of the “Goldilocks problem” in getting the site structure “just right.” Too shallow a structure (left) forces menus to become too long. Too deep a structure (right) and users get frustrated as they dig down through many layers of menus. If your web site is actively growing, the proper balance of menus and content pages is a moving target. Feedback from users (and analyzing your own use of the site) can help you decide if your menu scheme has outlived its usefulness or has weak areas. Complex document structures require deeper menu hierarchies, but users should never be forced into page after page of menus if direct access is possible. With a well-balanced, functional hierarchy you can offer users menus that provide quick access to information and reflect the organization of your site. Site search as navigation If your site has more than a few dozen pages, your users will expect web search options to find content in the site. In a larger site, with maybe hundreds or thousands of pages of content, web search is the only efficient means to locate particular content pages or to find all pages that mention a keyword or search phrase. Browse interfaces composed of major site and content landmarks are essential in the initial phases of a user’s visit to your site. However, once the user has decided that your site may offer what he or she is looking for, the user crosses a threshold of specificity that only a search engine can help with: No browse interface of links can assure the user that he or she has found all instances of a given keyword or search phrase. Search is the most efficient means to reach specific content, particularly if that content is not heavily visited by other users and is therefore unlikely to appear as a link in a major navigation page. As with popular books at the library or the hit songs on iTunes, content usage on large web sites is a classic “long-tail” phenomenon: a few items get 80 percent of the attention, and the rest get dramatically less traffic. As the user’s needs get more specific than a browser interface can handle, search engines are the means to find content out there in the long tail where it might otherwise remain undiscovered (fig. 3.3).Figure 3.3 — The “long tail” of web search. Large sites are just too large to depend solely on browsing. Heavily used pages are likely to appear on browsing menus pages, but obscure pages deep within the site will only be found and read through web search technologies. Site structural themes Web sites are built around basic structural themes that both form and reinforce a user’s mental model of how you have organized your content. These fundamental architectures govern the navigational interface of the web site and mold the user’s mental models of how the information is organized. Three essential structures can be used to build a web site: sequences, hierarchies, and webs. Sequences The simplest and most familiar way to organize information is to place it in a <text:soft-page-break/>sequence. This is the structure of books, magazines, and all other print matter. Sequential ordering may be chronological, a logical series of topics progressing from the general to the specific, or alphabetical, as in indexes, encyclopedias, and glossaries. Straight sequences are the most appropriate organization for training or education sites, for example, in which the user is expected to progress through a fixed set of material and the only links are those that support the linear navigation path (fig 3.4, top). Figure 3.5 — Hierarchies are simple and inevitable in web design. Most content works well in hierarchical structures, and users find them easy to understand. Note that although hierarchical sites organize their content and pages in a tree of site menus and submenus off the home page, this hierarchy of content subdivisions should not become a navigational straitjacket for the user who wants to jump from one area of the site to another. Most site navigation interfaces provide global navigation links that allow users to jump from one major site area to another without being forced to back up to a central home page or submenu. In figure 3.6, tabs in the header allow the user to move from one major content area to another, the left navigation menu provides local topic categories, and a search box allows the user to jump out of categorical navigation and find pages based on a web search engine. Figure 3.6 — Local (left column) and global (tabs below the header) navigation systems provide a flexible and easy to understand navigation system. Webs Weblike organizational structures pose few restrictions on the pattern of information use. In this structure the goal is often to mimic associative thought and the free flow of ideas, allowing users to follow their interests in a unique, heuristic, idiosyncratic pattern. This organizational pattern develops with dense links both to information elsewhere in the site and to information at other sites. Although the goal of this organization is to exploit the web’s power of linkage and association to the fullest, weblike structures can just as easily propagate confusion. Ironically, associative organizational schemes are often the most impractical structure for web sites because they are so hard for the user to understand and predict. Webs work best for small sites dominated by lists of links and for sites aimed at highly educated or experienced users looking for further education or enrichment and not for a basic understanding of a topic (fig. 3.7). More complex web sites may still be organized as a logical sequence, but each page in the sequence may have links to one or more pages of digressions, parenthetical information, or information on other web sites (fig. 3.4, bottom). Figure 3.4 — Some web sites, such as the training site diagrammed above (top), are meant to be read in a linear sequence. Programming logic can offer customized content for particular audiences and allow digressions from the main sequence of pages (bottom diagram). Hierarchies Information hierarchies are the best way to organize most complex bodies of information. Because web sites are usually organized around a single home page, which then links to subtopic menu pages, hierarchical architectures are particularly suited to web site organization. Hierarchical diagrams are very familiar in corporate and institutional life, so most users find this structure easy to understand. A hierarchical organization also imposes a useful discipline on your own analytical approach to your content, because hierarchies are practical only with well-organized material. The simplest form of hierarchical site structure is a star, or hub-and-spoke, set of pages arrayed off a central home page. The site is essentially a single-tier hierarchy. Navigation tends to be a simple list of subpages, plus a link for the home page (fig 3.5a). Most web sites adopt some form of multitiered hierarchical or tree architecture. This arrangement of major categories and subcategories has a powerful advantage for complex site organization in that most people are familiar with hierarchical organizations, and can readily form mental models of the site structure (fig. 3.5b). Summary Most complex web sites share aspects of all three types of information structures. Site hierarchy is created largely with standard navigational links within the site, but topical links embedded within the content create a weblike mesh of associative links that transcends the usual navigation and site structure. Except in sites that rigorously enforce a sequence of pages, users are likely to traverse your site in a free-form weblike manner, jumping across regions in the information architecture, just as they would skip through chapters in a reference book. Ironically, the clearer and more concrete your site organization is, the easier it is for users to jump freely from place to place without feeling lost (fig. 3.8). Figure 3.8 — We structure sites as hierarchies, but users seldom use them that way. A clear information structure allows the user to move freely and <text:soft-page-break/>confidently through your site. The nonlinear usage patterns typical of web users do not absolve you of the need to organize your thinking and present it within a clear, consistent structure that complements your overall design goals. Figure 3.9 summarizes the three basic organization patterns against the linearity of the narrative and the complexity of the content. </text:p>
      <text:h text:style-name="Heading_20_6" text:outline-level="6">ChatGPT said:</text:h>
      <text:p text:style-name="Text_20_body">This text is essentially a <text:span text:style-name="Strong_20_Emphasis">lesson in information architecture</text:span>—how to structure a website so that users can navigate it successfully, without getting lost or frustrated. Let me break it down into the <text:span text:style-name="Strong_20_Emphasis">key points</text:span> and <text:span text:style-name="Strong_20_Emphasis">takeaways</text:span> you could apply to your own site (or teach to students):</text:p>
      <text:p text:style-name="Horizontal_20_Line"/>
      <text:h text:style-name="Heading_20_2" text:outline-level="2">1. Mental Models</text:h>
      <text:list xml:id="list1052926511116492161" text:style-name="L1">
        <text:list-item>
          <text:p text:style-name="P3">Users don’t see your folder structure or database—they build <text:span text:style-name="Strong_20_Emphasis">mental models</text:span> in their head about how your site is organized.</text:p>
        </text:list-item>
        <text:list-item>
          <text:p text:style-name="P3">If your design is logical, consistent, and predictable, their mental model matches your actual structure.</text:p>
        </text:list-item>
        <text:list-item>
          <text:p text:style-name="P3">If your design is chaotic or inconsistent, their mental model breaks—and they get lost or frustrated.</text:p>
        </text:list-item>
      </text:list>
      <text:p text:style-name="Text_20_body">✅ Takeaway: Name things consistently, group related items together, and keep navigation logical.</text:p>
      <text:p text:style-name="Horizontal_20_Line"/>
      <text:h text:style-name="Heading_20_2" text:outline-level="2">2. Browsing</text:h>
      <text:list xml:id="list251527629727205414" text:style-name="L2">
        <text:list-item>
          <text:p text:style-name="P4">Browsing is how users “explore” your site using menus and links.</text:p>
        </text:list-item>
        <text:list-item>
          <text:p text:style-name="P4">Good browsing balances <text:span text:style-name="Strong_20_Emphasis">menu depth</text:span> and <text:span text:style-name="Strong_20_Emphasis">menu breadth</text:span>:</text:p>
          <text:list>
            <text:list-item>
              <text:p text:style-name="P4">Too shallow → massive “laundry list” menus (overwhelming).</text:p>
            </text:list-item>
            <text:list-item>
              <text:p text:style-name="P4">Too deep → too many clicks to reach content (frustrating).</text:p>
            </text:list-item>
          </text:list>
        </text:list-item>
        <text:list-item>
          <text:p text:style-name="P4">This is called the <text:span text:style-name="Strong_20_Emphasis">“Goldilocks problem”</text:span>: the structure needs to be “just right.”</text:p>
        </text:list-item>
      </text:list>
      <text:p text:style-name="Text_20_body">✅ Takeaway: Don’t bury content too deeply, but don’t dump everything on one giant menu either.</text:p>
      <text:p text:style-name="Horizontal_20_Line"/>
      <text:h text:style-name="Heading_20_2" text:outline-level="2">3. Search as Navigation</text:h>
      <text:list xml:id="list8820828531181260079" text:style-name="L3">
        <text:list-item>
          <text:p text:style-name="P5">For large sites, browsing alone isn’t enough.</text:p>
        </text:list-item>
        <text:list-item>
          <text:p text:style-name="P5">Users expect <text:span text:style-name="Strong_20_Emphasis">search</text:span> to help them find specific or rare content.</text:p>
        </text:list-item>
        <text:list-item>
          <text:p text:style-name="P5">Search is especially important for the <text:span text:style-name="Strong_20_Emphasis">long tail</text:span>: most traffic goes to a few popular pages, but search helps people find the obscure ones.</text:p>
        </text:list-item>
      </text:list>
      <text:p text:style-name="Text_20_body">✅ Takeaway: If your site grows big, add search—browsing alone won’t cut it.</text:p>
      <text:p text:style-name="Horizontal_20_Line"/>
      <text:h text:style-name="Heading_20_2" text:outline-level="2"><text:soft-page-break/>4. Structural Themes</text:h>
      <text:p text:style-name="Text_20_body">Websites usually rely on one (or a mix) of <text:span text:style-name="Strong_20_Emphasis">three structural patterns</text:span>:</text:p>
      <text:list xml:id="list4135742068410296990" text:style-name="L4">
        <text:list-item>
          <text:p text:style-name="P6"><text:span text:style-name="Strong_20_Emphasis">Sequences (Linear)</text:span></text:p>
          <text:list>
            <text:list-item>
              <text:p text:style-name="P6">Like a book or training course.</text:p>
            </text:list-item>
            <text:list-item>
              <text:p text:style-name="P6">Users move step by step in order (good for tutorials, lessons).</text:p>
            </text:list-item>
            <text:list-item>
              <text:p text:style-name="P6">Example: Lesson 1 → Lesson 2 → Lesson 3.</text:p>
            </text:list-item>
          </text:list>
        </text:list-item>
        <text:list-item>
          <text:p text:style-name="P6"><text:span text:style-name="Strong_20_Emphasis">Hierarchies (Trees)</text:span></text:p>
          <text:list>
            <text:list-item>
              <text:p text:style-name="P6">Most common and most effective.</text:p>
            </text:list-item>
            <text:list-item>
              <text:p text:style-name="P6">Like an org chart: Home → Category → Subcategory → Page.</text:p>
            </text:list-item>
            <text:list-item>
              <text:p text:style-name="P6">Easy for users to understand.</text:p>
            </text:list-item>
            <text:list-item>
              <text:p text:style-name="P6">Can be single-level (hub-and-spoke) or multi-level (tree).</text:p>
            </text:list-item>
          </text:list>
        </text:list-item>
        <text:list-item>
          <text:p text:style-name="P6"><text:span text:style-name="Strong_20_Emphasis">Webs (Associative)</text:span></text:p>
          <text:list>
            <text:list-item>
              <text:p text:style-name="P6">More free-flowing, with lots of cross-links.</text:p>
            </text:list-item>
            <text:list-item>
              <text:p text:style-name="P6">Mimics how people think and explore.</text:p>
            </text:list-item>
            <text:list-item>
              <text:p text:style-name="P6">Works for small sites or advanced users, but can be confusing.</text:p>
            </text:list-item>
            <text:list-item>
              <text:p text:style-name="P6">Best for enrichment, not basics.</text:p>
            </text:list-item>
          </text:list>
        </text:list-item>
      </text:list>
      <text:p text:style-name="Text_20_body">✅ Takeaway: Use <text:span text:style-name="Strong_20_Emphasis">hierarchies</text:span> as your backbone, <text:span text:style-name="Strong_20_Emphasis">sequences</text:span> for structured learning paths, and sprinkle in <text:span text:style-name="Strong_20_Emphasis">web-like cross-links</text:span> for enrichment.</text:p>
      <text:p text:style-name="Horizontal_20_Line"/>
      <text:h text:style-name="Heading_20_2" text:outline-level="2">5. Blending Structures</text:h>
      <text:list xml:id="list8567085017050772857" text:style-name="L5">
        <text:list-item>
          <text:p text:style-name="P7">Most real sites mix all three:</text:p>
          <text:list>
            <text:list-item>
              <text:p text:style-name="P7">A <text:span text:style-name="Strong_20_Emphasis">hierarchy</text:span> for main structure.</text:p>
            </text:list-item>
            <text:list-item>
              <text:p text:style-name="P7">A <text:span text:style-name="Strong_20_Emphasis">sequence</text:span> for tutorials or lessons.</text:p>
            </text:list-item>
            <text:list-item>
              <text:p text:style-name="P7">A <text:span text:style-name="Strong_20_Emphasis">web</text:span> of cross-links for exploration.</text:p>
            </text:list-item>
          </text:list>
        </text:list-item>
        <text:list-item>
          <text:p text:style-name="P7">Ironically, the <text:span text:style-name="Strong_20_Emphasis">clearer</text:span> your structure, the <text:span text:style-name="Strong_20_Emphasis">more freedom</text:span> users feel to explore without getting lost.</text:p>
        </text:list-item>
      </text:list>
      <text:p text:style-name="Text_20_body">✅ Takeaway: Design for order, but allow for flexibility.</text:p>
      <text:p text:style-name="Horizontal_20_Line"/>
      <text:h text:style-name="Heading_20_2" text:outline-level="2">6. Summary Principles</text:h>
      <text:list xml:id="list1567673819386364017" text:style-name="L6">
        <text:list-item>
          <text:p text:style-name="P8">Keep structure logical and predictable.</text:p>
        </text:list-item>
        <text:list-item>
          <text:p text:style-name="P8">Balance menu depth and breadth.</text:p>
        </text:list-item>
        <text:list-item>
          <text:p text:style-name="P8">Add search for large sites.</text:p>
        </text:list-item>
        <text:list-item>
          <text:p text:style-name="P8">Use the right structure type for the right context.</text:p>
        </text:list-item>
        <text:list-item>
          <text:p text:style-name="P8"><text:soft-page-break/>Remember: users rarely follow your structure perfectly—they jump around like in a reference book—so clarity is key.</text:p>
        </text:list-item>
      </text:list>
      <text:p text:style-name="Horizontal_20_Line"/>
      <text:p text:style-name="Text_20_body">? If you’d like, I can turn this into a <text:span text:style-name="Strong_20_Emphasis">lesson plan (Lesson 2: Information Architecture)</text:span> that builds on your <text:span text:style-name="Strong_20_Emphasis">Lesson 1 (Intro to HTML)</text:span>. It could include diagrams, simple examples, and even exercises where students redesign a confusing site structure.</text:p>
      <text:p text:style-name="Text_20_body">Would you like me to <text:span text:style-name="Strong_20_Emphasis">draft that lesson</text:span> in a teaching style for your school site?</text:p>
      <text:p text:style-name="Standard"/>
      <text:p text:style-name="P2">This text is essentially a lesson in information architecture—how to structure a website so that users can navigate it successfully, without getting lost or frustrated. Let me break it down into the key points and takeaways you could apply to your own site (or teach to students): 1. Mental Models Users don’t see your folder structure or database—they build mental models in their head about how your site is organized. If your design is logical, consistent, and predictable, their mental model matches your actual structure. If your design is chaotic or inconsistent, their mental model breaks—and they get lost or frustrated. ✅ Takeaway: Name things consistently, group related items together, and keep navigation logical. 2. Browsing Browsing is how users “explore” your site using menus and links. Good browsing balances menu depth and menu breadth: Too shallow → massive “laundry list” menus (overwhelming). Too deep → too many clicks to reach content (frustrating). This is called the “Goldilocks problem”: the structure needs to be “just right.” ✅ Takeaway: Don’t bury content too deeply, but don’t dump everything on one giant menu either. 3. Search as Navigation For large sites, browsing alone isn’t enough. Users expect search to help them find specific or rare content. Search is especially important for the long tail: most traffic goes to a few popular pages, but search helps people find the obscure ones. ✅ Takeaway: If your site grows big, add search—browsing alone won’t cut it. 4. Structural Themes Websites usually rely on one (or a mix) of three structural patterns: Sequences (Linear) Like a book or training course. Users move step by step in order (good for tutorials, lessons). Example: Lesson 1 → Lesson 2 → Lesson 3. Hierarchies (Trees) Most common and most effective. Like an org chart: Home → Category → Subcategory → Page. Easy for users to understand. Can be single-level (hub-and-spoke) or multi-level (tree). Webs (Associative) More free-flowing, with lots of cross-links. Mimics how people think and explore. Works for small sites or advanced users, but can be confusing. Best for enrichment, not basics. ✅ Takeaway: Use hierarchies as your backbone, sequences for structured learning paths, and sprinkle in web-like cross-links for enrichment. 5. Blending Structures Most real sites mix all three: A hierarchy for main structure. A sequence for tutorials or lessons. A web of cross-links for exploration. Ironically, the clearer your structure, the more freedom users feel to explore without getting lost. ✅ Takeaway: Design for order, but allow for flexibility. 6. Summary Principles Keep structure logical and predictable. Balance menu depth and breadth. Add search for large sites. Use the right structure type for the right context. Remember: users rarely follow your structure perfectly—they jump around like in a reference book—so clarity is key. ? If you’d like, I can turn this into a lesson plan (Lesson 2: Information Architecture) that builds on your Lesson 1 (Intro to HTML). It could include diagrams, simple examples, and even exercises where students redesign a confusing site structure.</text:p>
      <text:h text:style-name="Heading_20_6" text:outline-level="6">ChatGPT said:</text:h>
      <text:p text:style-name="Text_20_body">Perfect — this flows naturally as <text:span text:style-name="Strong_20_Emphasis">Lesson 2: Information Architecture</text:span> right after your <text:span text:style-name="Strong_20_Emphasis">Lesson 1: Intro to HTML</text:span>. Here’s how we could scaffold it into a proper lesson plan for your online school:</text:p>
      <text:p text:style-name="Horizontal_20_Line"/>
      <text:h text:style-name="Heading_20_1" text:outline-level="1">Lesson 2: Information Architecture</text:h>
      <text:p text:style-name="Text_20_body"><text:span text:style-name="Strong_20_Emphasis">Topic:</text:span> How to Structure a Website for Easy Navigation</text:p>
      <text:p text:style-name="Horizontal_20_Line"/>
      <text:h text:style-name="Heading_20_2" text:outline-level="2">1. Introduction</text:h>
      <text:list xml:id="list8201666856060772918" text:style-name="L7">
        <text:list-item>
          <text:p text:style-name="P9">Ask students: <text:span text:style-name="Emphasis">“Have you ever gotten lost on a website?”</text:span></text:p>
        </text:list-item>
        <text:list-item>
          <text:p text:style-name="P9">Explain that this happens when the <text:span text:style-name="Strong_20_Emphasis">information architecture (IA)</text:span> is weak.</text:p>
        </text:list-item>
        <text:list-item>
          <text:p text:style-name="P9"><text:soft-page-break/>Define IA: <text:span text:style-name="Emphasis">the way content is organized, structured, and labeled so users can find what they need.</text:span></text:p>
        </text:list-item>
      </text:list>
      <text:p text:style-name="Horizontal_20_Line"/>
      <text:h text:style-name="Heading_20_2" text:outline-level="2">2. Key Concepts</text:h>
      <text:h text:style-name="Heading_20_3" text:outline-level="3">Mental Models</text:h>
      <text:list xml:id="list1248481866293617906" text:style-name="L18">
        <text:list-item>
          <text:p text:style-name="P10">Users imagine how your site is organized.</text:p>
        </text:list-item>
        <text:list-item>
          <text:p text:style-name="P10">If your design matches their expectations, they succeed.</text:p>
        </text:list-item>
        <text:list-item>
          <text:p text:style-name="P10"><text:span text:style-name="Strong_20_Emphasis">Rule:</text:span> Be consistent, logical, and predictable.</text:p>
        </text:list-item>
      </text:list>
      <text:h text:style-name="Heading_20_3" text:outline-level="3">Browsing</text:h>
      <text:list xml:id="list1553541760735947099" text:style-name="L19">
        <text:list-item>
          <text:p text:style-name="P11">Balance <text:span text:style-name="Strong_20_Emphasis">depth</text:span> (too many clicks) and <text:span text:style-name="Strong_20_Emphasis">breadth</text:span> (too many choices).</text:p>
        </text:list-item>
        <text:list-item>
          <text:p text:style-name="P11">Use the <text:span text:style-name="Strong_20_Emphasis">Goldilocks principle</text:span>: “not too deep, not too shallow.”</text:p>
        </text:list-item>
      </text:list>
      <text:h text:style-name="Heading_20_3" text:outline-level="3">Search</text:h>
      <text:list xml:id="list3347205470755579544" text:style-name="L20">
        <text:list-item>
          <text:p text:style-name="P12">Needed for <text:span text:style-name="Strong_20_Emphasis">large sites</text:span> with lots of content.</text:p>
        </text:list-item>
        <text:list-item>
          <text:p text:style-name="P12">Helps with rare or niche content (the “long tail”).</text:p>
        </text:list-item>
      </text:list>
      <text:h text:style-name="Heading_20_3" text:outline-level="3">Structures</text:h>
      <text:list xml:id="list5809622217071404828" text:style-name="L21">
        <text:list-item>
          <text:p text:style-name="P13"><text:span text:style-name="Strong_20_Emphasis">Sequences (Linear):</text:span> Lesson 1 → Lesson 2 → Lesson 3.</text:p>
        </text:list-item>
        <text:list-item>
          <text:p text:style-name="P13"><text:span text:style-name="Strong_20_Emphasis">Hierarchies (Trees):</text:span> Home → Category → Subcategory → Page.</text:p>
        </text:list-item>
        <text:list-item>
          <text:p text:style-name="P13"><text:span text:style-name="Strong_20_Emphasis">Webs (Associative):</text:span> Lots of cross-links, like Wikipedia.</text:p>
        </text:list-item>
      </text:list>
      <text:h text:style-name="Heading_20_3" text:outline-level="3">Blended Approach</text:h>
      <text:list xml:id="list6620495037078243773" text:style-name="L22">
        <text:list-item>
          <text:p text:style-name="P14">Real websites combine all three.</text:p>
        </text:list-item>
        <text:list-item>
          <text:p text:style-name="P14">Example:</text:p>
          <text:list>
            <text:list-item>
              <text:p text:style-name="P14"><text:span text:style-name="Strong_20_Emphasis">Hierarchy:</text:span> Subject → Unit → Lesson.</text:p>
            </text:list-item>
            <text:list-item>
              <text:p text:style-name="P14"><text:span text:style-name="Strong_20_Emphasis">Sequence:</text:span> Lesson 1 → Lesson 2 → Lesson 3.</text:p>
            </text:list-item>
            <text:list-item>
              <text:p text:style-name="P14"><text:span text:style-name="Strong_20_Emphasis">Web:</text:span> Links between related lessons or topics.</text:p>
            </text:list-item>
          </text:list>
        </text:list-item>
      </text:list>
      <text:p text:style-name="Horizontal_20_Line"/>
      <text:h text:style-name="Heading_20_2" text:outline-level="2">3. Visual Diagrams (for teaching)</text:h>
      <text:list xml:id="list1831925632743495971" text:style-name="L23">
        <text:list-item>
          <text:p text:style-name="P15"><text:span text:style-name="Strong_20_Emphasis">Tree Diagram</text:span>: Home → Science → Biology → Cells.</text:p>
        </text:list-item>
        <text:list-item>
          <text:p text:style-name="P15"><text:span text:style-name="Strong_20_Emphasis">Linear Flow</text:span>: Lesson 1 → Lesson 2 → Lesson 3.</text:p>
        </text:list-item>
        <text:list-item>
          <text:p text:style-name="P15"><text:span text:style-name="Strong_20_Emphasis">Web Map</text:span>: Biology ↔ Chemistry ↔ Physics cross-links.</text:p>
        </text:list-item>
      </text:list>
      <text:p text:style-name="Horizontal_20_Line"/>
      <text:h text:style-name="Heading_20_2" text:outline-level="2"><text:soft-page-break/>4. Exercises</text:h>
      <text:h text:style-name="Heading_20_3" text:outline-level="3">Exercise A: Spot the Problem</text:h>
      <text:list xml:id="list3957515537521459449" text:style-name="L24">
        <text:list-item>
          <text:p text:style-name="P16">Give students a messy site map (too deep, too broad, inconsistent).</text:p>
        </text:list-item>
        <text:list-item>
          <text:p text:style-name="P16">Ask: <text:span text:style-name="Emphasis">What would confuse a user?</text:span></text:p>
        </text:list-item>
      </text:list>
      <text:h text:style-name="Heading_20_3" text:outline-level="3">Exercise B: Redesign Challenge</text:h>
      <text:list xml:id="list659319745659835273" text:style-name="L25">
        <text:list-item>
          <text:p text:style-name="P17">Students restructure the messy map into a cleaner hierarchy.</text:p>
        </text:list-item>
        <text:list-item>
          <text:p text:style-name="P17">Bonus: Add a sequence path and cross-links.</text:p>
        </text:list-item>
      </text:list>
      <text:p text:style-name="Horizontal_20_Line"/>
      <text:h text:style-name="Heading_20_2" text:outline-level="2">5. Summary Principles</text:h>
      <text:list xml:id="list3115952594107410783" text:style-name="L26">
        <text:list-item>
          <text:p text:style-name="P18">Keep structure logical and predictable.</text:p>
        </text:list-item>
        <text:list-item>
          <text:p text:style-name="P18">Balance depth and breadth.</text:p>
        </text:list-item>
        <text:list-item>
          <text:p text:style-name="P18">Add search when the site grows.</text:p>
        </text:list-item>
        <text:list-item>
          <text:p text:style-name="P18">Use hierarchy as backbone, sequence for lessons, and webs for enrichment.</text:p>
        </text:list-item>
      </text:list>
      <text:p text:style-name="Horizontal_20_Line"/>
      <text:p text:style-name="Text_20_body">? Next Step: In <text:span text:style-name="Strong_20_Emphasis">Lesson 3</text:span>, you could move into <text:span text:style-name="Strong_20_Emphasis">HTML Navigation &amp; Linking</text:span> (showing <text:span text:style-name="Source_20_Text">&lt;nav&gt;</text:span>, <text:span text:style-name="Source_20_Text">&lt;ul&gt;</text:span>, <text:span text:style-name="Source_20_Text">&lt;a&gt;</text:span> tags) and tie IA theory into actual coding.</text:p>
      <text:p text:style-name="Horizontal_20_Line"/>
      <text:p text:style-name="Text_20_body">Would you like me to <text:span text:style-name="Strong_20_Emphasis">write this as a polished HTML lesson page</text:span> (with headings, diagrams as placeholders, and student exercises), so you can drop it directly into your site?</text:p>
      <text:h text:style-name="Heading_20_5" text:outline-level="5">You said:</text:h>
      <text:p text:style-name="Text_20_body">yes</text:p>
      <text:h text:style-name="Heading_20_6" text:outline-level="6">ChatGPT said:</text:h>
      <text:p text:style-name="Text_20_body">Perfect! I’ll create a <text:span text:style-name="Strong_20_Emphasis">ready-to-use HTML lesson page</text:span> for <text:span text:style-name="Strong_20_Emphasis">Lesson 2: Information Architecture</text:span>, structured for your students. I’ll include headings, placeholders for diagrams, exercises, and key takeaways, ready to drop into your site.</text:p>
      <text:p text:style-name="Text_20_body">Here’s the HTML:</text:p>
      <text:p text:style-name="P20"><text:span text:style-name="Source_20_Text">&lt;!DOCTYPE html&gt;</text:span></text:p>
      <text:p text:style-name="P20"><text:span text:style-name="Source_20_Text">&lt;html lang="en"&gt;</text:span></text:p>
      <text:p text:style-name="P20"><text:span text:style-name="Source_20_Text">&lt;head&gt;</text:span></text:p>
      <text:p text:style-name="P20"><text:span text:style-name="Source_20_Text"><text:s text:c="4"/>&lt;meta charset="UTF-8"&gt;</text:span></text:p>
      <text:p text:style-name="P20"><text:span text:style-name="Source_20_Text"><text:s text:c="4"/>&lt;meta name="viewport" content="width=device-width, initial-scale=1.0"&gt;</text:span></text:p>
      <text:p text:style-name="P20"><text:span text:style-name="Source_20_Text"><text:s text:c="4"/>&lt;title&gt;Lesson 2: Information Architecture | Malone University&lt;/title&gt;</text:span></text:p>
      <text:p text:style-name="P20"><text:span text:style-name="Source_20_Text"><text:s text:c="4"/>&lt;link rel="stylesheet" href="../components/css/style.css"&gt;</text:span></text:p>
      <text:p text:style-name="P20"><text:span text:style-name="Source_20_Text">&lt;/head&gt;</text:span></text:p>
      <text:p text:style-name="P20"><text:span text:style-name="Source_20_Text">&lt;body&gt;</text:span></text:p>
      <text:p text:style-name="P20"><text:span text:style-name="Source_20_Text"><text:s text:c="4"/>&lt;!-- Header / Navigation --&gt;</text:span></text:p>
      <text:p text:style-name="P20"><text:span text:style-name="Source_20_Text"><text:s text:c="4"/>&lt;header&gt;</text:span></text:p>
      <text:p text:style-name="P20"><text:span text:style-name="Source_20_Text"><text:s text:c="8"/>&lt;h1&gt;Lesson 2: Information Architecture&lt;/h1&gt;</text:span></text:p>
      <text:p text:style-name="P20"><text:span text:style-name="Source_20_Text"><text:s text:c="8"/>&lt;nav&gt;</text:span></text:p>
      <text:p text:style-name="P20"><text:soft-page-break/><text:span text:style-name="Source_20_Text"><text:s text:c="12"/>&lt;a href="../index.html"&gt;Home&lt;/a&gt; |</text:span></text:p>
      <text:p text:style-name="P20"><text:span text:style-name="Source_20_Text"><text:s text:c="12"/>&lt;a href="lesson1.html"&gt;Lesson 1: Intro to HTML&lt;/a&gt; |</text:span></text:p>
      <text:p text:style-name="P20"><text:span text:style-name="Source_20_Text"><text:s text:c="12"/>&lt;a href="lesson2.html"&gt;Lesson 2&lt;/a&gt;</text:span></text:p>
      <text:p text:style-name="P20"><text:span text:style-name="Source_20_Text"><text:s text:c="8"/>&lt;/nav&gt;</text:span></text:p>
      <text:p text:style-name="P20"><text:span text:style-name="Source_20_Text"><text:s text:c="4"/>&lt;/header&gt;</text:span></text:p>
      <text:p text:style-name="P20"/>
      <text:p text:style-name="P20"><text:span text:style-name="Source_20_Text"><text:s text:c="4"/>&lt;main&gt;</text:span></text:p>
      <text:p text:style-name="P20"><text:span text:style-name="Source_20_Text"><text:s text:c="8"/>&lt;!-- Introduction --&gt;</text:span></text:p>
      <text:p text:style-name="P20"><text:span text:style-name="Source_20_Text"><text:s text:c="8"/>&lt;section id="introduction"&gt;</text:span></text:p>
      <text:p text:style-name="P20"><text:span text:style-name="Source_20_Text"><text:s text:c="12"/>&lt;h2&gt;Introduction&lt;/h2&gt;</text:span></text:p>
      <text:p text:style-name="P20"><text:span text:style-name="Source_20_Text"><text:s text:c="12"/>&lt;p&gt;Have you ever gotten lost on a website? This usually happens when the &lt;strong&gt;information architecture (IA)&lt;/strong&gt; is weak. IA is the way content is organized, structured, and labeled so users can find what they need.&lt;/p&gt;</text:span></text:p>
      <text:p text:style-name="P20"><text:span text:style-name="Source_20_Text"><text:s text:c="8"/>&lt;/section&gt;</text:span></text:p>
      <text:p text:style-name="P20"/>
      <text:p text:style-name="P20"><text:span text:style-name="Source_20_Text"><text:s text:c="8"/>&lt;!-- Key Concepts --&gt;</text:span></text:p>
      <text:p text:style-name="P20"><text:span text:style-name="Source_20_Text"><text:s text:c="8"/>&lt;section id="key-concepts"&gt;</text:span></text:p>
      <text:p text:style-name="P20"><text:span text:style-name="Source_20_Text"><text:s text:c="12"/>&lt;h2&gt;Key Concepts&lt;/h2&gt;</text:span></text:p>
      <text:p text:style-name="P20"/>
      <text:p text:style-name="P20"><text:span text:style-name="Source_20_Text"><text:s text:c="12"/>&lt;article id="mental-models"&gt;</text:span></text:p>
      <text:p text:style-name="P20"><text:span text:style-name="Source_20_Text"><text:s text:c="16"/>&lt;h3&gt;Mental Models&lt;/h3&gt;</text:span></text:p>
      <text:p text:style-name="P20"><text:span text:style-name="Source_20_Text"><text:s text:c="16"/>&lt;p&gt;Users build an internal mental map of your site. If your design matches their expectations, they succeed. Keep your structure logical, consistent, and predictable.&lt;/p&gt;</text:span></text:p>
      <text:p text:style-name="P20"><text:span text:style-name="Source_20_Text"><text:s text:c="12"/>&lt;/article&gt;</text:span></text:p>
      <text:p text:style-name="P20"/>
      <text:p text:style-name="P20"><text:span text:style-name="Source_20_Text"><text:s text:c="12"/>&lt;article id="browsing"&gt;</text:span></text:p>
      <text:p text:style-name="P20"><text:span text:style-name="Source_20_Text"><text:s text:c="16"/>&lt;h3&gt;Browsing&lt;/h3&gt;</text:span></text:p>
      <text:p text:style-name="P20"><text:span text:style-name="Source_20_Text"><text:s text:c="16"/>&lt;p&gt;Balance &lt;strong&gt;depth&lt;/strong&gt; (too many clicks) and &lt;strong&gt;breadth&lt;/strong&gt; (too many options). Follow the &lt;em&gt;Goldilocks principle&lt;/em&gt;: not too deep, not too shallow.&lt;/p&gt;</text:span></text:p>
      <text:p text:style-name="P20"><text:span text:style-name="Source_20_Text"><text:s text:c="12"/>&lt;/article&gt;</text:span></text:p>
      <text:p text:style-name="P20"/>
      <text:p text:style-name="P20"><text:span text:style-name="Source_20_Text"><text:s text:c="12"/>&lt;article id="search"&gt;</text:span></text:p>
      <text:p text:style-name="P20"><text:span text:style-name="Source_20_Text"><text:s text:c="16"/>&lt;h3&gt;Search&lt;/h3&gt;</text:span></text:p>
      <text:p text:style-name="P20"><text:span text:style-name="Source_20_Text"><text:s text:c="16"/>&lt;p&gt;Large sites need search to help users find specific or rare content, especially in the “long tail” of less popular pages.&lt;/p&gt;</text:span></text:p>
      <text:p text:style-name="P20"><text:span text:style-name="Source_20_Text"><text:s text:c="12"/>&lt;/article&gt;</text:span></text:p>
      <text:p text:style-name="P20"/>
      <text:p text:style-name="P20"><text:span text:style-name="Source_20_Text"><text:s text:c="12"/>&lt;article id="structures"&gt;</text:span></text:p>
      <text:p text:style-name="P20"><text:span text:style-name="Source_20_Text"><text:s text:c="16"/>&lt;h3&gt;Structures&lt;/h3&gt;</text:span></text:p>
      <text:p text:style-name="P20"><text:span text:style-name="Source_20_Text"><text:s text:c="16"/>&lt;ul&gt;</text:span></text:p>
      <text:p text:style-name="P20"><text:span text:style-name="Source_20_Text"><text:s text:c="20"/>&lt;li&gt;&lt;strong&gt;Sequences (Linear):&lt;/strong&gt; Step-by-step flow, ideal for lessons (Lesson 1 → Lesson 2 → Lesson 3).&lt;/li&gt;</text:span></text:p>
      <text:p text:style-name="P20"><text:span text:style-name="Source_20_Text"><text:s text:c="20"/>&lt;li&gt;&lt;strong&gt;Hierarchies (Trees):&lt;/strong&gt; Most common; Home → Category → Subcategory → Page. Easy to understand.&lt;/li&gt;</text:span></text:p>
      <text:p text:style-name="P20"><text:span text:style-name="Source_20_Text"><text:s text:c="20"/>&lt;li&gt;&lt;strong&gt;Webs (Associative):&lt;/strong&gt; Cross-links for free-flow exploration, best for enrichment content.&lt;/li&gt;</text:span></text:p>
      <text:p text:style-name="P20"><text:span text:style-name="Source_20_Text"><text:s text:c="16"/>&lt;/ul&gt;</text:span></text:p>
      <text:p text:style-name="P20"><text:span text:style-name="Source_20_Text"><text:s text:c="12"/>&lt;/article&gt;</text:span></text:p>
      <text:p text:style-name="P20"/>
      <text:p text:style-name="P20"><text:span text:style-name="Source_20_Text"><text:s text:c="12"/>&lt;article id="blending-structures"&gt;</text:span></text:p>
      <text:p text:style-name="P20"><text:span text:style-name="Source_20_Text"><text:s text:c="16"/>&lt;h3&gt;Blending Structures&lt;/h3&gt;</text:span></text:p>
      <text:p text:style-name="P20"><text:span text:style-name="Source_20_Text"><text:s text:c="16"/>&lt;p&gt;Real websites combine all three:&lt;/p&gt;</text:span></text:p>
      <text:p text:style-name="P20"><text:span text:style-name="Source_20_Text"><text:s text:c="16"/>&lt;ul&gt;</text:span></text:p>
      <text:p text:style-name="P20"><text:span text:style-name="Source_20_Text"><text:s text:c="20"/>&lt;li&gt;&lt;strong&gt;Hierarchy:&lt;/strong&gt; Main site structure.&lt;/li&gt;</text:span></text:p>
      <text:p text:style-name="P20"><text:span text:style-name="Source_20_Text"><text:s text:c="20"/>&lt;li&gt;&lt;strong&gt;Sequence:&lt;/strong&gt; Lesson or tutorial flow.&lt;/li&gt;</text:span></text:p>
      <text:p text:style-name="P20"><text:span text:style-name="Source_20_Text"><text:s text:c="20"/>&lt;li&gt;&lt;strong&gt;Web:&lt;/strong&gt; Cross-links for exploration.&lt;/li&gt;</text:span></text:p>
      <text:p text:style-name="P20"><text:span text:style-name="Source_20_Text"><text:s text:c="16"/>&lt;/ul&gt;</text:span></text:p>
      <text:p text:style-name="P20"><text:span text:style-name="Source_20_Text"><text:s text:c="16"/>&lt;p&gt;Clear structure gives users freedom to explore without getting lost.&lt;/p&gt;</text:span></text:p>
      <text:p text:style-name="P20"><text:span text:style-name="Source_20_Text"><text:s text:c="12"/>&lt;/article&gt;</text:span></text:p>
      <text:p text:style-name="P20"><text:span text:style-name="Source_20_Text"><text:s text:c="8"/>&lt;/section&gt;</text:span></text:p>
      <text:p text:style-name="P20"><text:soft-page-break/></text:p>
      <text:p text:style-name="P20"><text:span text:style-name="Source_20_Text"><text:s text:c="8"/>&lt;!-- Visual Diagrams --&gt;</text:span></text:p>
      <text:p text:style-name="P20"><text:span text:style-name="Source_20_Text"><text:s text:c="8"/>&lt;section id="diagrams"&gt;</text:span></text:p>
      <text:p text:style-name="P20"><text:span text:style-name="Source_20_Text"><text:s text:c="12"/>&lt;h2&gt;Visual Diagrams&lt;/h2&gt;</text:span></text:p>
      <text:p text:style-name="P20"><text:span text:style-name="Source_20_Text"><text:s text:c="12"/>&lt;p&gt;Use these diagrams to help students understand structures:&lt;/p&gt;</text:span></text:p>
      <text:p text:style-name="P20"><text:span text:style-name="Source_20_Text"><text:s text:c="12"/>&lt;ul&gt;</text:span></text:p>
      <text:p text:style-name="P20"><text:span text:style-name="Source_20_Text"><text:s text:c="16"/>&lt;li&gt;&lt;strong&gt;Tree Diagram:&lt;/strong&gt; Home → Science → Biology → Cells &lt;em&gt;(placeholder for diagram)&lt;/em&gt;&lt;/li&gt;</text:span></text:p>
      <text:p text:style-name="P20"><text:span text:style-name="Source_20_Text"><text:s text:c="16"/>&lt;li&gt;&lt;strong&gt;Linear Flow:&lt;/strong&gt; Lesson 1 → Lesson 2 → Lesson 3 &lt;em&gt;(placeholder for diagram)&lt;/em&gt;&lt;/li&gt;</text:span></text:p>
      <text:p text:style-name="P20"><text:span text:style-name="Source_20_Text"><text:s text:c="16"/>&lt;li&gt;&lt;strong&gt;Web Map:&lt;/strong&gt; Biology ↔ Chemistry ↔ Physics &lt;em&gt;(placeholder for diagram)&lt;/em&gt;&lt;/li&gt;</text:span></text:p>
      <text:p text:style-name="P20"><text:span text:style-name="Source_20_Text"><text:s text:c="12"/>&lt;/ul&gt;</text:span></text:p>
      <text:p text:style-name="P20"><text:span text:style-name="Source_20_Text"><text:s text:c="8"/>&lt;/section&gt;</text:span></text:p>
      <text:p text:style-name="P20"/>
      <text:p text:style-name="P20"><text:span text:style-name="Source_20_Text"><text:s text:c="8"/>&lt;!-- Exercises --&gt;</text:span></text:p>
      <text:p text:style-name="P20"><text:span text:style-name="Source_20_Text"><text:s text:c="8"/>&lt;section id="exercises"&gt;</text:span></text:p>
      <text:p text:style-name="P20"><text:span text:style-name="Source_20_Text"><text:s text:c="12"/>&lt;h2&gt;Exercises&lt;/h2&gt;</text:span></text:p>
      <text:p text:style-name="P20"/>
      <text:p text:style-name="P20"><text:span text:style-name="Source_20_Text"><text:s text:c="12"/>&lt;article id="exercise-a"&gt;</text:span></text:p>
      <text:p text:style-name="P20"><text:span text:style-name="Source_20_Text"><text:s text:c="16"/>&lt;h3&gt;Exercise A: Spot the Problem&lt;/h3&gt;</text:span></text:p>
      <text:p text:style-name="P20"><text:span text:style-name="Source_20_Text"><text:s text:c="16"/>&lt;p&gt;Provide a messy site map. Ask students: &lt;em&gt;“What would confuse a user?”&lt;/em&gt;&lt;/p&gt;</text:span></text:p>
      <text:p text:style-name="P20"><text:span text:style-name="Source_20_Text"><text:s text:c="12"/>&lt;/article&gt;</text:span></text:p>
      <text:p text:style-name="P20"/>
      <text:p text:style-name="P20"><text:span text:style-name="Source_20_Text"><text:s text:c="12"/>&lt;article id="exercise-b"&gt;</text:span></text:p>
      <text:p text:style-name="P20"><text:span text:style-name="Source_20_Text"><text:s text:c="16"/>&lt;h3&gt;Exercise B: Redesign Challenge&lt;/h3&gt;</text:span></text:p>
      <text:p text:style-name="P20"><text:span text:style-name="Source_20_Text"><text:s text:c="16"/>&lt;p&gt;Students restructure the messy map into a cleaner hierarchy. Bonus: Add a sequence path and cross-links for enrichment.&lt;/p&gt;</text:span></text:p>
      <text:p text:style-name="P20"><text:span text:style-name="Source_20_Text"><text:s text:c="12"/>&lt;/article&gt;</text:span></text:p>
      <text:p text:style-name="P20"><text:span text:style-name="Source_20_Text"><text:s text:c="8"/>&lt;/section&gt;</text:span></text:p>
      <text:p text:style-name="P20"/>
      <text:p text:style-name="P20"><text:span text:style-name="Source_20_Text"><text:s text:c="8"/>&lt;!-- Summary Principles --&gt;</text:span></text:p>
      <text:p text:style-name="P20"><text:span text:style-name="Source_20_Text"><text:s text:c="8"/>&lt;section id="summary"&gt;</text:span></text:p>
      <text:p text:style-name="P20"><text:span text:style-name="Source_20_Text"><text:s text:c="12"/>&lt;h2&gt;Summary Principles&lt;/h2&gt;</text:span></text:p>
      <text:p text:style-name="P20"><text:span text:style-name="Source_20_Text"><text:s text:c="12"/>&lt;ul&gt;</text:span></text:p>
      <text:p text:style-name="P20"><text:span text:style-name="Source_20_Text"><text:s text:c="16"/>&lt;li&gt;Keep structure logical and predictable.&lt;/li&gt;</text:span></text:p>
      <text:p text:style-name="P20"><text:span text:style-name="Source_20_Text"><text:s text:c="16"/>&lt;li&gt;Balance menu depth and breadth.&lt;/li&gt;</text:span></text:p>
      <text:p text:style-name="P20"><text:span text:style-name="Source_20_Text"><text:s text:c="16"/>&lt;li&gt;Add search for large sites.&lt;/li&gt;</text:span></text:p>
      <text:p text:style-name="P20"><text:span text:style-name="Source_20_Text"><text:s text:c="16"/>&lt;li&gt;Use hierarchy as backbone, sequence for lessons, webs for enrichment.&lt;/li&gt;</text:span></text:p>
      <text:p text:style-name="P20"><text:span text:style-name="Source_20_Text"><text:s text:c="12"/>&lt;/ul&gt;</text:span></text:p>
      <text:p text:style-name="P20"><text:span text:style-name="Source_20_Text"><text:s text:c="12"/>&lt;p&gt;Remember: Users rarely follow your structure perfectly—they jump around, so clarity is key.&lt;/p&gt;</text:span></text:p>
      <text:p text:style-name="P20"><text:span text:style-name="Source_20_Text"><text:s text:c="8"/>&lt;/section&gt;</text:span></text:p>
      <text:p text:style-name="P20"><text:span text:style-name="Source_20_Text"><text:s text:c="4"/>&lt;/main&gt;</text:span></text:p>
      <text:p text:style-name="P20"/>
      <text:p text:style-name="P20"><text:span text:style-name="Source_20_Text"><text:s text:c="4"/>&lt;!-- Footer --&gt;</text:span></text:p>
      <text:p text:style-name="P20"><text:span text:style-name="Source_20_Text"><text:s text:c="4"/>&lt;footer&gt;</text:span></text:p>
      <text:p text:style-name="P20"><text:span text:style-name="Source_20_Text"><text:s text:c="8"/>&lt;p&gt;&amp;copy; 2025 Malone University. All rights reserved.&lt;/p&gt;</text:span></text:p>
      <text:p text:style-name="P20"><text:span text:style-name="Source_20_Text"><text:s text:c="4"/>&lt;/footer&gt;</text:span></text:p>
      <text:p text:style-name="P20"><text:span text:style-name="Source_20_Text">&lt;/body&gt;</text:span></text:p>
      <text:p text:style-name="P21"><text:span text:style-name="Source_20_Text">&lt;/html&gt;</text:span></text:p>
      <text:p text:style-name="Horizontal_20_Line"/>
      <text:p text:style-name="Text_20_body">This version:</text:p>
      <text:list xml:id="list2303294977914053264" text:style-name="L27">
        <text:list-item>
          <text:p text:style-name="P19">Matches your site style structure.</text:p>
        </text:list-item>
        <text:list-item>
          <text:p text:style-name="P19">Has sections for <text:span text:style-name="Strong_20_Emphasis">Introduction, Key Concepts, Diagrams, Exercises, and Summary</text:span>.</text:p>
        </text:list-item>
        <text:list-item>
          <text:p text:style-name="P19">Includes <text:span text:style-name="Strong_20_Emphasis">placeholders for diagrams</text:span> you can later add as images or SVGs.</text:p>
        </text:list-item>
        <text:list-item>
          <text:p text:style-name="P19"><text:soft-page-break/>Ready to copy into <text:span text:style-name="Source_20_Text">lesson2.html</text:span> in your lessons folder.</text:p>
        </text:list-item>
      </text:list>
      <text:p text:style-name="Text_20_body">I can also <text:span text:style-name="Strong_20_Emphasis">create diagram placeholders as simple SVGs</text:span> to visually demonstrate hierarchy, sequence, and web structures so your students can see the differences.</text:p>
      <text:p text:style-name="Text_20_body">Do you want me to do that n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5S</meta:editing-duration>
    <meta:editing-cycles>4</meta:editing-cycles>
    <meta:generator>OpenOffice/4.1.15$Win32 OpenOffice.org_project/4115m2$Build-9813</meta:generator>
    <dc:date>2025-09-02T13:04:51.39</dc:date>
    <dc:creator>Joseph Malone</dc:creator>
    <meta:document-statistic meta:table-count="0" meta:image-count="0" meta:object-count="0" meta:page-count="11" meta:paragraph-count="210" meta:word-count="3730" meta:character-count="24680"/>
    <meta:user-defined meta:name="Info 1"/>
    <meta:user-defined meta:name="Info 2"/>
    <meta:user-defined meta:name="Info 3"/>
    <meta:user-defined meta:name="Info 4"/>
  </office:meta>
</office:document-meta>
</file>